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14" style:family="table-column">
      <style:table-column-properties fo:break-before="auto" style:column-width="1.799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29" style:family="table-column">
      <style:table-column-properties fo:break-before="auto" style:column-width="0.658cm"/>
    </style:style>
    <style:style style:name="co30" style:family="table-column">
      <style:table-column-properties fo:break-before="auto" style:column-width="2.177cm"/>
    </style:style>
    <style:style style:name="co31" style:family="table-column">
      <style:table-column-properties fo:break-before="auto" style:column-width="6.807cm"/>
    </style:style>
    <style:style style:name="co32" style:family="table-column">
      <style:table-column-properties fo:break-before="auto" style:column-width="1.842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0.272cm"/>
    </style:style>
    <style:style style:name="co35" style:family="table-column">
      <style:table-column-properties fo:break-before="auto" style:column-width="2.45cm"/>
    </style:style>
    <style:style style:name="co36" style:family="table-column">
      <style:table-column-properties fo:break-before="auto" style:column-width="2.013cm"/>
    </style:style>
    <style:style style:name="co37" style:family="table-column">
      <style:table-column-properties fo:break-before="auto" style:column-width="2.632cm"/>
    </style:style>
    <style:style style:name="co38" style:family="table-column">
      <style:table-column-properties fo:break-before="auto" style:column-width="1.392cm"/>
    </style:style>
    <style:style style:name="co39" style:family="table-column">
      <style:table-column-properties fo:break-before="auto" style:column-width="1.385cm"/>
    </style:style>
    <style:style style:name="co40" style:family="table-column">
      <style:table-column-properties fo:break-before="auto" style:column-width="1.792cm"/>
    </style:style>
    <style:style style:name="co41" style:family="table-column">
      <style:table-column-properties fo:break-before="auto" style:column-width="1.734cm"/>
    </style:style>
    <style:style style:name="co42" style:family="table-column">
      <style:table-column-properties fo:break-before="auto" style:column-width="1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4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 style:data-style-name="N4">
      <style:text-properties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36"/>
    <style:style style:name="ce25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5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5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60" style:family="table-cell" style:parent-style-name="Default" style:data-style-name="N5"/>
    <style:style style:name="ce26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2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65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125"/>
    <style:style style:name="ce26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7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7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7" style:family="table-cell" style:parent-style-name="Default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36"/>
    <style:style style:name="ce102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7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4"/>
    <style:style style:name="ce12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4"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4">
      <style:table-cell-properties fo:background-color="transparent"/>
    </style:style>
    <style:style style:name="ce110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36">
      <style:table-cell-properties fo:border="none"/>
    </style:style>
    <style:style style:name="ce144" style:family="table-cell" style:parent-style-name="Default">
      <style:text-properties fo:font-size="9pt" style:font-size-asian="9pt" style:font-size-complex="9pt"/>
    </style:style>
    <style:style style:name="ce14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01" style:family="table-cell" style:parent-style-name="Default" style:data-style-name="N33"/>
    <style:style style:name="ce20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16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4">
      <style:table-cell-properties fo:border="none"/>
    </style:style>
    <style:style style:name="ce218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19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20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2" style:family="table-cell" style:parent-style-name="Default" style:data-style-name="N11"/>
    <style:style style:name="ce223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5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28" style:family="table-cell" style:parent-style-name="Default" style:data-style-name="N4">
      <style:table-cell-properties fo:background-color="#d4ea6b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59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5"/>
    <style:style style:name="ce165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7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125"/>
    <style:style style:name="ce17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75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29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87"/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8" table:number-columns-repeated="57" table:default-cell-style-name="ce67"/>
        <table:table-row table:style-name="ro1">
          <table:table-cell/>
          <table:table-cell table:style-name="ce6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55750" calcext:value-type="float">
            <text:p>55.750,00</text:p>
          </table:table-cell>
          <table:table-cell table:formula="of:=SUM([.E8:.E85])" office:value-type="float" office:value="105684.63" calcext:value-type="float">
            <text:p>105.684,63</text:p>
          </table:table-cell>
          <table:table-cell table:style-name="ce89"/>
          <table:table-cell table:style-name="ce110" table:formula="of:=[.G6]-[.D1]+[.E1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68"/>
          <table:table-cell/>
          <table:table-cell table:style-name="ce89" table:number-columns-repeated="4"/>
          <table:table-cell table:number-columns-repeated="57"/>
        </table:table-row>
        <table:table-row table:style-name="ro1">
          <table:table-cell/>
          <table:table-cell table:style-name="ce69"/>
          <table:table-cell table:style-name="ce75"/>
          <table:table-cell table:style-name="ce95"/>
          <table:table-cell table:style-name="ce95" office:value-type="string" calcext:value-type="string">
            <text:p>DOĞUŞ</text:p>
          </table:table-cell>
          <table:table-cell table:style-name="ce95" table:number-columns-repeated="2"/>
          <table:table-cell table:number-columns-repeated="57"/>
        </table:table-row>
        <table:table-row table:style-name="ro1">
          <table:table-cell/>
          <table:table-cell table:style-name="ce69"/>
          <table:table-cell/>
          <table:table-cell table:style-name="ce95" office:value-type="string" calcext:value-type="string">
            <text:p>SELANİK</text:p>
          </table:table-cell>
          <table:table-cell table:style-name="ce107" office:value-type="string" calcext:value-type="string">
            <text:p>ÖDEME</text:p>
          </table:table-cell>
          <table:table-cell table:style-name="ce95"/>
          <table:table-cell table:style-name="ce111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0" office:value-type="float" office:value="2022" calcext:value-type="float">
            <text:p>2022</text:p>
          </table:table-cell>
          <table:table-cell table:style-name="ce70" office:value-type="string" calcext:value-type="string">
            <text:p>2021 nakli yekün doğuş borçlu</text:p>
          </table:table-cell>
          <table:table-cell table:style-name="ce96"/>
          <table:table-cell table:style-name="ce109"/>
          <table:table-cell/>
          <table:table-cell table:style-name="ce96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12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12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12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12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12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12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12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12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05" calcext:value-type="date">
            <text:p>05.05.2022</text:p>
          </table:table-cell>
          <table:table-cell table:style-name="ce7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12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12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12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12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12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12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51" office:value-type="date" office:date-value="2022-05-17" calcext:value-type="date">
            <text:p>17.05.2022</text:p>
          </table:table-cell>
          <table:table-cell table:style-name="ce51" office:value-type="string" calcext:value-type="string">
            <text:p>Aliden Çek (Balmer-&gt;Soytuğ 21-5-2022)</text:p>
          </table:table-cell>
          <table:table-cell table:style-name="ce119" office:value-type="float" office:value="24000" calcext:value-type="float">
            <text:p>24.000,00</text:p>
          </table:table-cell>
          <table:table-cell table:style-name="ce119" table:number-columns-repeated="2"/>
          <table:table-cell table:style-name="ce112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19"/>
          <table:table-cell table:style-name="ce119" office:value-type="float" office:value="1972" calcext:value-type="float">
            <text:p>1.972,00</text:p>
          </table:table-cell>
          <table:table-cell table:style-name="ce119"/>
          <table:table-cell table:style-name="ce112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12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12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12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12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20" calcext:value-type="date">
            <text:p>20.06.2022</text:p>
          </table:table-cell>
          <table:table-cell table:style-name="ce103" office:value-type="string" calcext:value-type="string">
            <text:p>Benzin-gaz-mazot jip-transit</text:p>
          </table:table-cell>
          <table:table-cell table:style-name="ce120"/>
          <table:table-cell table:style-name="ce120" office:value-type="float" office:value="800" calcext:value-type="float">
            <text:p>800,00</text:p>
          </table:table-cell>
          <table:table-cell table:style-name="ce120"/>
          <table:table-cell table:style-name="ce136" table:formula="of:=[.E27]-[.D27]+[.G26]" office:value-type="float" office:value="-40066.58" calcext:value-type="float">
            <text:p>-40.0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30" calcext:value-type="date">
            <text:p>30.06.2022</text:p>
          </table:table-cell>
          <table:table-cell table:style-name="ce71" office:value-type="string" calcext:value-type="string">
            <text:p>Ali Paşa kira 2022 hacı</text:p>
          </table:table-cell>
          <table:table-cell table:style-name="ce120"/>
          <table:table-cell table:style-name="ce132" office:value-type="float" office:value="6597.63" calcext:value-type="float">
            <text:p>6.597,63</text:p>
          </table:table-cell>
          <table:table-cell table:style-name="ce120"/>
          <table:table-cell table:style-name="ce136" table:formula="of:=[.E28]-[.D28]+[.G27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29]-[.D29]+[.G28]" office:value-type="float" office:value="-30018.95" calcext:value-type="float">
            <text:p>-30.01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mart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0]-[.D30]+[.G29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haziran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1]-[.D31]+[.G30]" office:value-type="float" office:value="-36918.95" calcext:value-type="float">
            <text:p>-36.918,95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5-07" calcext:value-type="date">
            <text:p>07.05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2]-[.D32]+[.G31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Aliden ziraat için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3]-[.D33]+[.G32]" office:value-type="float" office:value="-36918.95" calcext:value-type="float">
            <text:p>-36.91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Ziraate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4]-[.D34]+[.G33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9-15" calcext:value-type="date">
            <text:p>15.09.2022</text:p>
          </table:table-cell>
          <table:table-cell table:style-name="ce103"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136" table:formula="of:=[.E35]-[.D35]+[.G34]" office:value-type="float" office:value="-36868.95" calcext:value-type="float">
            <text:p>-36.868,95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9-15" calcext:value-type="date">
            <text:p>15.09.2022</text:p>
          </table:table-cell>
          <table:table-cell table:style-name="ce103"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136" table:formula="of:=[.E36]-[.D36]+[.G35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82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70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ce73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3"/>
          <table:table-cell table:style-name="ce70"/>
          <table:table-cell/>
          <table:table-cell table:style-name="ce96"/>
          <table:table-cell/>
          <table:table-cell table:style-name="ce112"/>
          <table:table-cell table:number-columns-repeated="57"/>
        </table:table-row>
        <table:table-row table:style-name="ro1" table:number-rows-repeated="6">
          <table:table-cell/>
          <table:table-cell table:style-name="ce51"/>
          <table:table-cell table:style-name="Default"/>
          <table:table-cell table:style-name="ce101"/>
          <table:table-cell table:number-columns-repeated="2"/>
          <table:table-cell table:style-name="ce112"/>
          <table:table-cell table:number-columns-repeated="57"/>
        </table:table-row>
        <table:table-row table:style-name="ro1" table:number-rows-repeated="8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 table:number-columns-repeated="3"/>
          <table:table-cell table:style-name="ce119" table:number-columns-repeated="2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4"/>
          <table:table-cell table:style-name="ce58"/>
          <table:table-cell table:style-name="ce66"/>
          <table:table-cell table:style-name="ce119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19"/>
          <table:table-cell table:number-columns-repeated="2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36" table:default-cell-style-name="Default"/>
        <table:table-column table:style-name="co37" table:default-cell-style-name="ce144"/>
        <table:table-column table:style-name="co38" table:default-cell-style-name="ce201"/>
        <table:table-column table:style-name="co39" table:default-cell-style-name="ce201"/>
        <table:table-column table:style-name="co36" table:default-cell-style-name="ce119"/>
        <table:table-column table:style-name="co40" table:default-cell-style-name="ce119"/>
        <table:table-column table:style-name="co14" table:number-columns-repeated="3" table:default-cell-style-name="ce119"/>
        <table:table-column table:style-name="co41" table:default-cell-style-name="ce119"/>
        <table:table-column table:style-name="co42" table:default-cell-style-name="ce119"/>
        <table:table-column table:style-name="co14" table:default-cell-style-name="ce119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37" office:value-type="string" calcext:value-type="string">
            <text:p>Tarih</text:p>
          </table:table-cell>
          <table:table-cell table:style-name="ce146" office:value-type="string" calcext:value-type="string">
            <text:p>Açıklama</text:p>
          </table:table-cell>
          <table:table-cell table:style-name="ce205" office:value-type="string" calcext:value-type="string">
            <text:p>Başlangıç</text:p>
          </table:table-cell>
          <table:table-cell table:style-name="ce209" office:value-type="string" calcext:value-type="string">
            <text:p>Bitiş</text:p>
          </table:table-cell>
          <table:table-cell table:style-name="ce213" office:value-type="string" calcext:value-type="string">
            <text:p>Kira bedeli</text:p>
          </table:table-cell>
          <table:table-cell table:style-name="ce213" office:value-type="string" calcext:value-type="string">
            <text:p>Ödeme</text:p>
          </table:table-cell>
          <table:table-cell table:style-name="ce213" office:value-type="string" calcext:value-type="string">
            <text:p>Bakiye</text:p>
          </table:table-cell>
          <table:table-cell table:style-name="ce213" office:value-type="string" calcext:value-type="string">
            <text:p>Ayşe</text:p>
          </table:table-cell>
          <table:table-cell table:style-name="ce224" office:value-type="string" calcext:value-type="string">
            <text:p>Ali </text:p>
          </table:table-cell>
          <table:table-cell table:style-name="ce224" office:value-type="string" calcext:value-type="string">
            <text:p>Atila</text:p>
          </table:table-cell>
          <table:table-cell table:style-name="ce224" office:value-type="string" calcext:value-type="string">
            <text:p>Hacı </text:p>
          </table:table-cell>
          <table:table-cell table:style-name="ce224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22" office:value-type="percentage" office:value="0.542" calcext:value-type="percentage">
            <text:p>%54,20</text:p>
          </table:table-cell>
          <table:table-cell table:style-name="ce222" office:value-type="percentage" office:value="0.125" calcext:value-type="percentage">
            <text:p>%12,50</text:p>
          </table:table-cell>
          <table:table-cell table:style-name="ce22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51"/>
          <table:table-cell table:style-name="ce169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22"/>
          <table:table-cell table:style-name="ce66" table:formula="of:=[.F5]*[.J4]" office:value-type="float" office:value="0" calcext:value-type="float">
            <text:p>0,00</text:p>
          </table:table-cell>
          <table:table-cell table:style-name="ce66" table:formula="of:=[.F5]*[.K4]" office:value-type="float" office:value="0" calcext:value-type="float">
            <text:p>0,00</text:p>
          </table:table-cell>
          <table:table-cell table:style-name="ce66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9"/>
          <table:table-cell table:style-name="ce169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210"/>
          <table:table-cell table:style-name="ce214" table:formula="of:=[$'051 Ap Mlngz'.C4]" office:value-type="float" office:value="0" calcext:value-type="float">
            <text:p>0,00</text:p>
          </table:table-cell>
          <table:table-cell table:style-name="ce214" table:formula="of:=[$'051 Ap Mlngz'.D15]" office:value-type="float" office:value="0" calcext:value-type="float">
            <text:p>0,00</text:p>
          </table:table-cell>
          <table:table-cell table:style-name="ce214" table:formula="of:=[$'051 Ap Mlngz'.E15]" office:value-type="float" office:value="0" calcext:value-type="float">
            <text:p>0,00</text:p>
          </table:table-cell>
          <table:table-cell table:style-name="ce215"/>
          <table:table-cell table:style-name="ce66"/>
          <table:table-cell table:style-name="ce66" table:formula="of:=[.F6]*[.J4]" office:value-type="float" office:value="0" calcext:value-type="float">
            <text:p>0,00</text:p>
          </table:table-cell>
          <table:table-cell table:style-name="ce66" table:formula="of:=[.F6]*[.K4]" office:value-type="float" office:value="0" calcext:value-type="float">
            <text:p>0,00</text:p>
          </table:table-cell>
          <table:table-cell table:style-name="ce66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69" office:value-type="string" calcext:value-type="string">
            <text:p>Yıkama Ön</text:p>
          </table:table-cell>
          <table:table-cell table:number-columns-repeated="6"/>
          <table:table-cell table:style-name="ce222" table:number-columns-repeated="4"/>
          <table:table-cell/>
        </table:table-row>
        <table:table-row table:style-name="ro1">
          <table:table-cell table:style-name="ce51" office:value-type="date" office:date-value="2022-06-30" calcext:value-type="date">
            <text:p>30.06.2022</text:p>
          </table:table-cell>
          <table:table-cell table:style-name="ce193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66" table:formula="of:=[$'05 Ap'.C3]" office:value-type="float" office:value="40600" calcext:value-type="float">
            <text:p>40.600,00</text:p>
          </table:table-cell>
          <table:table-cell table:style-name="ce66" table:formula="of:=[$'05 Ap'.D3]" office:value-type="float" office:value="40000" calcext:value-type="float">
            <text:p>40.000,00</text:p>
          </table:table-cell>
          <table:table-cell table:style-name="ce215" table:formula="of:=[.E8]-[.F8]" office:value-type="float" office:value="600" calcext:value-type="float">
            <text:p>600,00</text:p>
          </table:table-cell>
          <table:table-cell table:style-name="ce215"/>
          <table:table-cell table:style-name="ce66"/>
          <table:table-cell table:style-name="ce66" table:formula="of:=[.F8]*[.J4]" office:value-type="float" office:value="21680" calcext:value-type="float">
            <text:p>21.680,00</text:p>
          </table:table-cell>
          <table:table-cell table:style-name="ce66" table:formula="of:=[.F8]*[.K4]" office:value-type="float" office:value="5000" calcext:value-type="float">
            <text:p>5.000,00</text:p>
          </table:table-cell>
          <table:table-cell table:style-name="ce66" table:formula="of:=[.F8]*[.L4]" office:value-type="float" office:value="13320" calcext:value-type="float">
            <text:p>13.320,00</text:p>
          </table:table-cell>
          <table:table-cell table:style-name="ce66"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 table:number-columns-repeated="5"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6"/>
          <table:table-cell table:style-name="ce221" office:value-type="string" calcext:value-type="string">
            <text:p>AP ÖN ARA TOPLAM</text:p>
          </table:table-cell>
          <table:table-cell table:style-name="ce225" table:formula="of:=[.I8]+[.I6]+[.I5]" office:value-type="float" office:value="0" calcext:value-type="float">
            <text:p>0,00</text:p>
          </table:table-cell>
          <table:table-cell table:style-name="ce225" table:formula="of:=[.J8]+[.J6]+[.J5]" office:value-type="float" office:value="21680" calcext:value-type="float">
            <text:p>21.680,00</text:p>
          </table:table-cell>
          <table:table-cell table:style-name="ce225" table:formula="of:=[.K8]+[.K6]+[.K5]" office:value-type="float" office:value="5000" calcext:value-type="float">
            <text:p>5.000,00</text:p>
          </table:table-cell>
          <table:table-cell table:style-name="ce225" table:formula="of:=[.L8]+[.L6]+[.L5]" office:value-type="float" office:value="13320" calcext:value-type="float">
            <text:p>13.320,00</text:p>
          </table:table-cell>
          <table:table-cell table:style-name="ce66"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 table:number-columns-repeated="5"/>
        </table:table-row>
        <table:table-row table:style-name="ro1">
          <table:table-cell/>
          <table:table-cell table:style-name="ce169" office:value-type="string" calcext:value-type="string">
            <text:p>Yıkama Arka</text:p>
          </table:table-cell>
          <table:table-cell table:number-columns-repeated="4"/>
          <table:table-cell table:style-name="ce217" table:number-columns-repeated="2"/>
          <table:table-cell table:style-name="ce222"/>
          <table:table-cell table:style-name="ce222" office:value-type="percentage" office:value="0.325" calcext:value-type="percentage">
            <text:p>%32,50</text:p>
          </table:table-cell>
          <table:table-cell table:style-name="ce222" office:value-type="percentage" office:value="0.075" calcext:value-type="percentage">
            <text:p>%7,50</text:p>
          </table:table-cell>
          <table:table-cell table:style-name="ce22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51" office:value-type="date" office:date-value="2022-06-30" calcext:value-type="date">
            <text:p>30.06.2022</text:p>
          </table:table-cell>
          <table:table-cell table:style-name="ce193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66" table:formula="of:=[$'05 Ap'.C14]" office:value-type="float" office:value="20300" calcext:value-type="float">
            <text:p>20.300,00</text:p>
          </table:table-cell>
          <table:table-cell table:style-name="ce66" table:formula="of:=[$'05 Ap'.D14]" office:value-type="float" office:value="20000" calcext:value-type="float">
            <text:p>20.000,00</text:p>
          </table:table-cell>
          <table:table-cell table:style-name="ce218" table:formula="of:=[.E13]-[.F13]" office:value-type="float" office:value="300" calcext:value-type="float">
            <text:p>300,00</text:p>
          </table:table-cell>
          <table:table-cell table:style-name="ce218"/>
          <table:table-cell table:style-name="ce226"/>
          <table:table-cell table:style-name="ce226" table:formula="of:=[.F13]*[.J12]" office:value-type="float" office:value="6500" calcext:value-type="float">
            <text:p>6.500,00</text:p>
          </table:table-cell>
          <table:table-cell table:style-name="ce226" table:formula="of:=[.F13]*[.K12]" office:value-type="float" office:value="1500" calcext:value-type="float">
            <text:p>1.500,00</text:p>
          </table:table-cell>
          <table:table-cell table:style-name="ce226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 table:number-columns-repeated="4"/>
          <table:table-cell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/>
          <table:table-cell table:style-name="ce227" table:formula="of:=[.J16]/([.F8]+[.F13])" office:value-type="percentage" office:value="0.4696757" calcext:value-type="percentage">
            <text:p>%46,97</text:p>
          </table:table-cell>
          <table:table-cell table:style-name="ce227" table:formula="of:=[.K16]/([.F8]+[.F13])" office:value-type="percentage" office:value="0.108335416666667" calcext:value-type="percentage">
            <text:p>%10,83</text:p>
          </table:table-cell>
          <table:table-cell table:style-name="ce227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51"/>
          <table:table-cell table:style-name="ce169" office:value-type="string" calcext:value-type="string">
            <text:p>Ali Paşa Toplam</text:p>
          </table:table-cell>
          <table:table-cell table:number-columns-repeated="2"/>
          <table:table-cell table:style-name="ce66" table:formula="of:=[.E5]+[.E6]+[.E8]+[.E13]" office:value-type="float" office:value="60900" calcext:value-type="float">
            <text:p>60.900,00</text:p>
          </table:table-cell>
          <table:table-cell table:style-name="ce66" table:formula="of:=[.F5]+[.F6]+[.F8]+[.F13]" office:value-type="float" office:value="60000" calcext:value-type="float">
            <text:p>60.000,00</text:p>
          </table:table-cell>
          <table:table-cell table:style-name="ce219" table:formula="of:=[.G5]+[.G6]+[.G8]+[.G13]" office:value-type="float" office:value="900" calcext:value-type="float">
            <text:p>900,00</text:p>
          </table:table-cell>
          <table:table-cell table:style-name="ce220"/>
          <table:table-cell table:style-name="ce219"/>
          <table:table-cell table:style-name="ce219" table:formula="of:=[.J4]+[.J6]+[.J8]+[.J13]" office:value-type="float" office:value="28180.542" calcext:value-type="float">
            <text:p>28.180,54</text:p>
          </table:table-cell>
          <table:table-cell table:style-name="ce219" table:formula="of:=[.K4]+[.K6]+[.K8]+[.K13]" office:value-type="float" office:value="6500.125" calcext:value-type="float">
            <text:p>6.500,13</text:p>
          </table:table-cell>
          <table:table-cell table:style-name="ce219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 table:number-columns-repeated="4"/>
          <table:table-cell/>
        </table:table-row>
        <table:table-row table:style-name="ro1">
          <table:table-cell/>
          <table:table-cell table:style-name="ce169" office:value-type="string" calcext:value-type="string">
            <text:p>Lise</text:p>
          </table:table-cell>
          <table:table-cell table:number-columns-repeated="4"/>
          <table:table-cell table:style-name="ce217"/>
          <table:table-cell table:number-columns-repeated="4" table:style-name="ce22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66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220" table:formula="of:=[.E19]-[.F19]" office:value-type="float" office:value="0" calcext:value-type="float">
            <text:p>0,00</text:p>
          </table:table-cell>
          <table:table-cell table:style-name="ce223" table:formula="of:=[.F19]*[.H18]" office:value-type="float" office:value="0" calcext:value-type="float">
            <text:p>0,00</text:p>
          </table:table-cell>
          <table:table-cell table:style-name="ce223" table:formula="of:=[.F19]*[.I18]" office:value-type="float" office:value="0" calcext:value-type="float">
            <text:p>0,00</text:p>
          </table:table-cell>
          <table:table-cell table:style-name="ce223" table:formula="of:=[.F19]*[.J18]" office:value-type="float" office:value="0" calcext:value-type="float">
            <text:p>0,00</text:p>
          </table:table-cell>
          <table:table-cell table:style-name="ce223" table:formula="of:=[.F19]*[.K18]" office:value-type="float" office:value="0" calcext:value-type="float">
            <text:p>0,00</text:p>
          </table:table-cell>
          <table:table-cell table:style-name="ce228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206"/>
          <table:table-cell table:style-name="ce211" office:value-type="string" calcext:value-type="string">
            <text:p>Toplamlar</text:p>
          </table:table-cell>
          <table:table-cell table:style-name="ce214" table:formula="of:=[.E19]+[.E13]+[.E8]+[.E5]+[.E6]" office:value-type="float" office:value="60900" calcext:value-type="float">
            <text:p>60.900,00</text:p>
          </table:table-cell>
          <table:table-cell table:style-name="ce214" table:formula="of:=[.F19]+[.F13]+[.F8]+[.F5]+[.F6]" office:value-type="float" office:value="60000" calcext:value-type="float">
            <text:p>60.000,00</text:p>
          </table:table-cell>
          <table:table-cell table:style-name="ce214" table:formula="of:=[.G19]+[.G13]+[.G8]+[.G5]+[.G6]" office:value-type="float" office:value="900" calcext:value-type="float">
            <text:p>900,00</text:p>
          </table:table-cell>
          <table:table-cell table:style-name="ce214" table:formula="of:=[.H19]+[.H13]+[.H8]+[.H5]+[.H6]" office:value-type="float" office:value="0" calcext:value-type="float">
            <text:p>0,00</text:p>
          </table:table-cell>
          <table:table-cell table:style-name="ce214" table:formula="of:=[.I19]+[.I13]+[.I8]+[.I5]+[.I6]" office:value-type="float" office:value="0" calcext:value-type="float">
            <text:p>0,00</text:p>
          </table:table-cell>
          <table:table-cell table:style-name="ce214" table:formula="of:=[.J19]+[.J13]+[.J8]+[.J5]+[.J6]" office:value-type="float" office:value="28180" calcext:value-type="float">
            <text:p>28.180,00</text:p>
          </table:table-cell>
          <table:table-cell table:style-name="ce214" table:formula="of:=[.K19]+[.K13]+[.K8]+[.K5]+[.K6]" office:value-type="float" office:value="6500" calcext:value-type="float">
            <text:p>6.500,00</text:p>
          </table:table-cell>
          <table:table-cell table:style-name="ce214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212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3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28"/>
          <table:table-cell table:style-name="ce135" office:value-type="string" calcext:value-type="string">
            <text:p>Lise Arkası kira </text:p>
          </table:table-cell>
          <table:table-cell table:style-name="ce145" table:number-columns-repeated="5"/>
        </table:table-row>
        <table:table-row table:style-name="ro1">
          <table:table-cell table:style-name="ce128"/>
          <table:table-cell/>
          <table:table-cell table:style-name="ce145" table:number-columns-repeated="5"/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Kalan Kira</text:p>
          </table:table-cell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31" office:value-type="date" office:date-value="2021-08-30" calcext:value-type="date">
            <text:p>30.08.2021</text:p>
          </table:table-cell>
          <table:table-cell table:style-name="ce141" office:value-type="string" calcext:value-type="string">
            <text:p>Murat Çalışkan</text:p>
          </table:table-cell>
          <table:table-cell table:style-name="ce148" table:number-columns-repeated="2"/>
          <table:table-cell table:style-name="ce148" table:formula="of:=[.C6]-[.D6]" office:value-type="float" office:value="0" calcext:value-type="float">
            <text:p>0,00</text:p>
          </table:table-cell>
          <table:table-cell table:style-name="ce148"/>
          <table:table-cell table:style-name="ce148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style-name="ce142" office:value-type="string" calcext:value-type="string">
            <text:p>30.08.2021-2022</text:p>
          </table:table-cell>
          <table:table-cell table:style-name="ce149" table:number-columns-repeated="2"/>
          <table:table-cell table:style-name="ce148"/>
          <table:table-cell table:style-name="ce153"/>
          <table:table-cell table:style-name="ce148"/>
        </table:table-row>
        <table:table-row table:style-name="ro1">
          <table:table-cell table:style-name="ce131"/>
          <table:table-cell table:style-name="ce141"/>
          <table:table-cell table:style-name="ce148"/>
          <table:table-cell/>
          <table:table-cell table:style-name="ce148" table:number-columns-repeated="3"/>
        </table:table-row>
        <table:table-row table:style-name="ro1">
          <table:table-cell table:style-name="ce131"/>
          <table:table-cell table:style-name="ce141" office:value-type="string" calcext:value-type="string">
            <text:p>2021-2022 kirası 52000</text:p>
          </table:table-cell>
          <table:table-cell table:style-name="ce148" table:number-columns-repeated="5"/>
        </table:table-row>
        <table:table-row table:style-name="ro1">
          <table:table-cell table:style-name="ce131"/>
          <table:table-cell table:style-name="ce141"/>
          <table:table-cell table:style-name="ce148" table:number-columns-repeated="5"/>
        </table:table-row>
        <table:table-row table:style-name="ro1">
          <table:table-cell table:style-name="ce131"/>
          <table:table-cell table:style-name="ce141"/>
          <table:table-cell table:number-columns-repeated="2"/>
          <table:table-cell table:style-name="ce148" table:number-columns-repeated="3"/>
        </table:table-row>
        <table:table-row table:style-name="ro1">
          <table:table-cell table:style-name="ce133"/>
          <table:table-cell table:style-name="ce141"/>
          <table:table-cell table:style-name="ce148" table:number-columns-repeated="3"/>
          <table:table-cell table:style-name="ce145"/>
          <table:table-cell table:style-name="ce148"/>
        </table:table-row>
        <table:table-row table:style-name="ro1">
          <table:table-cell table:style-name="ce128"/>
          <table:table-cell table:style-name="ce143"/>
          <table:table-cell table:style-name="ce145" table:number-columns-repeated="2"/>
          <table:table-cell table:style-name="ce148"/>
          <table:table-cell table:style-name="ce145"/>
          <table:table-cell table:style-name="ce148"/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28"/>
          <table:table-cell table:style-name="ce135" office:value-type="string" calcext:value-type="string">
            <text:p>Toplamlar</text:p>
          </table:table-cell>
          <table:table-cell table:style-name="ce150" table:formula="of:=SUM([.C6:.C14])" office:value-type="float" office:value="0" calcext:value-type="float">
            <text:p>0,00</text:p>
          </table:table-cell>
          <table:table-cell table:style-name="ce150" table:formula="of:=SUM([.D6:.D14])" office:value-type="float" office:value="0" calcext:value-type="float">
            <text:p>0,00</text:p>
          </table:table-cell>
          <table:table-cell table:style-name="ce151" table:formula="of:=SUM([.E6:.E14])" office:value-type="float" office:value="0" calcext:value-type="float">
            <text:p>0,00</text:p>
          </table:table-cell>
          <table:table-cell table:style-name="ce150" table:formula="of:=SUM([.F6:.F14])" office:value-type="float" office:value="0" calcext:value-type="float">
            <text:p>0,00</text:p>
          </table:table-cell>
          <table:table-cell table:style-name="ce15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style-name="ce138"/>
          <table:table-cell table:style-name="ce145" table:number-columns-repeated="4"/>
          <table:table-cell/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152" office:value-type="string" calcext:value-type="string">
            <text:p><text:s/>Toplam Kira Geliri</text:p>
          </table:table-cell>
          <table:table-cell/>
          <table:table-cell table:style-name="ce6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/>
          <table:table-cell/>
          <table:table-cell table:style-name="ce66"/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Ayşe</text:p>
          </table:table-cell>
          <table:table-cell table:style-name="ce154" office:value-type="percentage" office:value="0.25" calcext:value-type="percentage">
            <text:p>%25,00</text:p>
          </table:table-cell>
          <table:table-cell table:style-name="ce15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Ali </text:p>
          </table:table-cell>
          <table:table-cell table:style-name="ce154" office:value-type="percentage" office:value="0.25" calcext:value-type="percentage">
            <text:p>%25,00</text:p>
          </table:table-cell>
          <table:table-cell table:style-name="ce150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58" office:value-type="string" calcext:value-type="string">
            <text:p>Atila</text:p>
          </table:table-cell>
          <table:table-cell table:style-name="ce154" office:value-type="percentage" office:value="0.25" calcext:value-type="percentage">
            <text:p>%25,00</text:p>
          </table:table-cell>
          <table:table-cell table:style-name="ce150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58" office:value-type="string" calcext:value-type="string">
            <text:p>Hacı</text:p>
          </table:table-cell>
          <table:table-cell table:style-name="ce154" office:value-type="percentage" office:value="0.25" calcext:value-type="percentage">
            <text:p>%25,00</text:p>
          </table:table-cell>
          <table:table-cell table:style-name="ce150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28"/>
        <table:table-column table:style-name="co22" table:default-cell-style-name="Default"/>
        <table:table-column table:style-name="co23" table:default-cell-style-name="Default"/>
        <table:table-column table:style-name="co14" table:default-cell-style-name="ce145"/>
        <table:table-column table:style-name="co24" table:default-cell-style-name="ce58"/>
        <table:table-column table:style-name="co25" table:default-cell-style-name="ce154"/>
        <table:table-column table:style-name="co26" table:default-cell-style-name="ce150"/>
        <table:table-row table:style-name="ro1">
          <table:table-cell/>
          <table:table-cell table:style-name="ce135" office:value-type="string" calcext:value-type="string">
            <text:p>Ali Paşa Ön kira </text:p>
          </table:table-cell>
          <table:table-cell table:style-name="ce145"/>
          <table:table-cell/>
          <table:table-cell table:style-name="ce145" table:number-columns-repeated="3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</table:table-row>
        <table:table-row table:style-name="ro1">
          <table:table-cell table:style-name="ce133" office:value-type="date" office:date-value="2022-06-30" calcext:value-type="date">
            <text:p>30.06.2022</text:p>
          </table:table-cell>
          <table:table-cell table:style-name="ce142" office:value-type="string" calcext:value-type="string">
            <text:p>Adem Kesici 60900*2/3</text:p>
          </table:table-cell>
          <table:table-cell table:style-name="ce148" office:value-type="float" office:value="40600" calcext:value-type="float">
            <text:p>40.600,00</text:p>
          </table:table-cell>
          <table:table-cell table:style-name="ce148" office:value-type="float" office:value="40000" calcext:value-type="float">
            <text:p>40.000,00</text:p>
          </table:table-cell>
          <table:table-cell table:style-name="ce148" table:formula="of:=[.C3]-[.D3]" office:value-type="float" office:value="600" calcext:value-type="float">
            <text:p>600,00</text:p>
          </table:table-cell>
          <table:table-cell table:style-name="ce148"/>
          <table:table-cell table:style-name="ce148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131"/>
          <table:table-cell table:style-name="ce141"/>
          <table:table-cell table:style-name="ce148" table:number-columns-repeated="2"/>
          <table:table-cell table:style-name="ce148" table:formula="of:=[.C4]-[.D4]" office:value-type="float" office:value="0" calcext:value-type="float">
            <text:p>0,00</text:p>
          </table:table-cell>
          <table:table-cell table:style-name="ce148"/>
          <table:table-cell table:style-name="ce148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149" table:number-columns-repeated="2"/>
          <table:table-cell table:style-name="ce148" table:formula="of:=[.C5]-[.D5]" office:value-type="float" office:value="0" calcext:value-type="float">
            <text:p>0,00</text:p>
          </table:table-cell>
          <table:table-cell table:style-name="ce153"/>
          <table:table-cell table:style-name="ce148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5" office:value-type="string" calcext:value-type="string">
            <text:p>Toplamlar</text:p>
          </table:table-cell>
          <table:table-cell table:style-name="ce150" table:formula="of:=SUM([.C3:.C5])" office:value-type="float" office:value="40600" calcext:value-type="float">
            <text:p>40.600,00</text:p>
          </table:table-cell>
          <table:table-cell table:style-name="ce150" table:formula="of:=SUM([.D3:.D5])" office:value-type="float" office:value="40000" calcext:value-type="float">
            <text:p>40.000,00</text:p>
          </table:table-cell>
          <table:table-cell table:style-name="ce156" table:formula="of:=SUM([.E3:.E5])" office:value-type="float" office:value="600" calcext:value-type="float">
            <text:p>600,00</text:p>
          </table:table-cell>
          <table:table-cell table:style-name="ce150" table:formula="of:=SUM([.F3:.F5])" office:value-type="float" office:value="0" calcext:value-type="float">
            <text:p>0,00</text:p>
          </table:table-cell>
          <table:table-cell table:style-name="ce155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152" office:value-type="string" calcext:value-type="string">
            <text:p>Ali Paşa Ön Toplam Kira Geliri</text:p>
          </table:table-cell>
          <table:table-cell table:style-name="Default"/>
          <table:table-cell table:style-name="ce66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5" office:value-type="string" calcext:value-type="string">
            <text:p>Ali Paşa Arka kira </text:p>
          </table:table-cell>
          <table:table-cell table:style-name="ce145"/>
          <table:table-cell/>
          <table:table-cell table:style-name="ce145" table:number-columns-repeated="3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</table:table-row>
        <table:table-row table:style-name="ro1">
          <table:table-cell table:style-name="ce133" office:value-type="date" office:date-value="2020-06-30" calcext:value-type="date">
            <text:p>30.06.2020</text:p>
          </table:table-cell>
          <table:table-cell table:style-name="ce142" office:value-type="string" calcext:value-type="string">
            <text:p>Adem Kesici 60900*1/3</text:p>
          </table:table-cell>
          <table:table-cell table:style-name="ce149" office:value-type="float" office:value="20300" calcext:value-type="float">
            <text:p>20.300,00</text:p>
          </table:table-cell>
          <table:table-cell table:style-name="ce149" office:value-type="float" office:value="20000" calcext:value-type="float">
            <text:p>20.000,00</text:p>
          </table:table-cell>
          <table:table-cell table:style-name="ce148" table:formula="of:=[.C14]-[.D14]" office:value-type="float" office:value="300" calcext:value-type="float">
            <text:p>300,00</text:p>
          </table:table-cell>
          <table:table-cell table:style-name="ce153"/>
          <table:table-cell table:style-name="ce148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35" office:value-type="string" calcext:value-type="string">
            <text:p>Toplamlar</text:p>
          </table:table-cell>
          <table:table-cell table:style-name="ce150" table:formula="of:=SUM([.C14:.C14])" office:value-type="float" office:value="20300" calcext:value-type="float">
            <text:p>20.300,00</text:p>
          </table:table-cell>
          <table:table-cell table:style-name="ce150" table:formula="of:=SUM([.D14:.D14])" office:value-type="float" office:value="20000" calcext:value-type="float">
            <text:p>20.000,00</text:p>
          </table:table-cell>
          <table:table-cell table:style-name="ce156" table:formula="of:=SUM([.E14:.E14])" office:value-type="float" office:value="300" calcext:value-type="float">
            <text:p>300,00</text:p>
          </table:table-cell>
          <table:table-cell table:style-name="ce150" table:formula="of:=SUM([.F14:.F14])" office:value-type="float" office:value="0" calcext:value-type="float">
            <text:p>0,00</text:p>
          </table:table-cell>
          <table:table-cell table:style-name="ce155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152" office:value-type="string" calcext:value-type="string">
            <text:p>Ali Paşa Arka Toplam Kira Geliri</text:p>
          </table:table-cell>
          <table:table-cell table:style-name="Default"/>
          <table:table-cell table:style-name="ce66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152"/>
          <table:table-cell table:style-name="Default"/>
          <table:table-cell table:style-name="ce6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58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51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58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2"/>
          <table:table-cell table:style-name="ce58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131"/>
        <table:table-column table:style-name="co22" table:default-cell-style-name="Default"/>
        <table:table-column table:style-name="co23" table:default-cell-style-name="Default"/>
        <table:table-column table:style-name="co14" table:default-cell-style-name="ce148"/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row table:style-name="ro1">
          <table:table-cell table:style-name="ce128"/>
          <table:table-cell table:style-name="ce135" office:value-type="string" calcext:value-type="string">
            <text:p>Ali Paşa Milangaz </text:p>
          </table:table-cell>
          <table:table-cell table:style-name="ce145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</table:table-row>
        <table:table-row table:style-name="ro1">
          <table:table-cell table:style-name="ce133"/>
          <table:table-cell table:style-name="ce142"/>
          <table:table-cell table:style-name="ce148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49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5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style-name="ce142"/>
          <table:table-cell table:style-name="ce149" table:number-columns-repeated="2"/>
          <table:table-cell/>
          <table:table-cell table:style-name="ce153"/>
          <table:table-cell/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28"/>
          <table:table-cell table:style-name="ce135" office:value-type="string" calcext:value-type="string">
            <text:p>Toplamlar</text:p>
          </table:table-cell>
          <table:table-cell table:style-name="ce150" table:formula="of:=SUM([.C3:.C12])" office:value-type="float" office:value="0" calcext:value-type="float">
            <text:p>0,00</text:p>
          </table:table-cell>
          <table:table-cell table:style-name="ce150" table:formula="of:=SUM([.D3:.D12])" office:value-type="float" office:value="0" calcext:value-type="float">
            <text:p>0,00</text:p>
          </table:table-cell>
          <table:table-cell table:style-name="ce156" table:formula="of:=SUM([.E3:.E12])" office:value-type="float" office:value="0" calcext:value-type="float">
            <text:p>0,00</text:p>
          </table:table-cell>
          <table:table-cell table:style-name="ce150" table:formula="of:=SUM([.F3:.F12])" office:value-type="float" office:value="0" calcext:value-type="float">
            <text:p>0,00</text:p>
          </table:table-cell>
          <table:table-cell table:style-name="ce15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style-name="ce138"/>
          <table:table-cell table:style-name="ce145" table:number-columns-repeated="4"/>
          <table:table-cell table:style-name="Default"/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152" office:value-type="string" calcext:value-type="string">
            <text:p>Ali Paşa Ön Toplam Kira Geliri</text:p>
          </table:table-cell>
          <table:table-cell table:style-name="Default"/>
          <table:table-cell table:style-name="ce6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Atila</text:p>
          </table:table-cell>
          <table:table-cell table:style-name="ce154" office:value-type="percentage" office:value="0.542" calcext:value-type="percentage">
            <text:p>%54,20</text:p>
          </table:table-cell>
          <table:table-cell table:style-name="ce150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Nazan </text:p>
          </table:table-cell>
          <table:table-cell table:style-name="ce154" office:value-type="percentage" office:value="0.333" calcext:value-type="percentage">
            <text:p>%33,30</text:p>
          </table:table-cell>
          <table:table-cell table:style-name="ce15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table:style-name="ce58" office:value-type="string" calcext:value-type="string">
            <text:p>Hacı</text:p>
          </table:table-cell>
          <table:table-cell table:style-name="ce154" office:value-type="percentage" office:value="0.125" calcext:value-type="percentage">
            <text:p>%12,50</text:p>
          </table:table-cell>
          <table:table-cell table:style-name="ce150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34"/>
          <table:table-cell table:number-columns-repeated="2"/>
          <table:table-cell table:style-name="Default"/>
          <table:table-cell table:style-name="ce58"/>
          <table:table-cell table:style-name="ce154"/>
          <table:table-cell table:style-name="ce150"/>
        </table:table-row>
        <table:table-row table:style-name="ro1" table:number-rows-repeated="2">
          <table:table-cell table:style-name="ce51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131"/>
        <table:table-column table:style-name="co22" table:default-cell-style-name="Default"/>
        <table:table-column table:style-name="co23" table:default-cell-style-name="Default"/>
        <table:table-column table:style-name="co14" table:default-cell-style-name="ce148"/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row table:style-name="ro1">
          <table:table-cell table:style-name="ce128"/>
          <table:table-cell table:style-name="ce135" office:value-type="string" calcext:value-type="string">
            <text:p>Ali Paşa Aygaz</text:p>
          </table:table-cell>
          <table:table-cell table:style-name="ce145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</table:table-row>
        <table:table-row table:style-name="ro1">
          <table:table-cell table:style-name="ce133"/>
          <table:table-cell table:style-name="ce142"/>
          <table:table-cell table:style-name="ce148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49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5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style-name="ce142"/>
          <table:table-cell table:style-name="ce149" table:number-columns-repeated="2"/>
          <table:table-cell/>
          <table:table-cell table:style-name="ce153"/>
          <table:table-cell/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28"/>
          <table:table-cell table:style-name="ce135" office:value-type="string" calcext:value-type="string">
            <text:p>Toplamlar</text:p>
          </table:table-cell>
          <table:table-cell table:style-name="ce150" table:formula="of:=SUM([.C3:.C12])" office:value-type="float" office:value="0" calcext:value-type="float">
            <text:p>0,00</text:p>
          </table:table-cell>
          <table:table-cell table:style-name="ce150" table:formula="of:=SUM([.D3:.D12])" office:value-type="float" office:value="0" calcext:value-type="float">
            <text:p>0,00</text:p>
          </table:table-cell>
          <table:table-cell table:style-name="ce156" table:formula="of:=SUM([.E3:.E12])" office:value-type="float" office:value="0" calcext:value-type="float">
            <text:p>0,00</text:p>
          </table:table-cell>
          <table:table-cell table:style-name="ce150" table:formula="of:=SUM([.F3:.F12])" office:value-type="float" office:value="0" calcext:value-type="float">
            <text:p>0,00</text:p>
          </table:table-cell>
          <table:table-cell table:style-name="ce15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style-name="ce138"/>
          <table:table-cell table:style-name="ce145" table:number-columns-repeated="4"/>
          <table:table-cell table:style-name="Default"/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152" office:value-type="string" calcext:value-type="string">
            <text:p>Ali Paşa Ön Toplam Kira Geliri</text:p>
          </table:table-cell>
          <table:table-cell table:style-name="Default"/>
          <table:table-cell table:style-name="ce6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Atila</text:p>
          </table:table-cell>
          <table:table-cell table:style-name="ce154" office:value-type="percentage" office:value="0.542" calcext:value-type="percentage">
            <text:p>%54,20</text:p>
          </table:table-cell>
          <table:table-cell table:style-name="ce150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Nazan </text:p>
          </table:table-cell>
          <table:table-cell table:style-name="ce154" office:value-type="percentage" office:value="0.333" calcext:value-type="percentage">
            <text:p>%33,30</text:p>
          </table:table-cell>
          <table:table-cell table:style-name="ce15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table:style-name="ce58" office:value-type="string" calcext:value-type="string">
            <text:p>Hacı</text:p>
          </table:table-cell>
          <table:table-cell table:style-name="ce154" office:value-type="percentage" office:value="0.125" calcext:value-type="percentage">
            <text:p>%12,50</text:p>
          </table:table-cell>
          <table:table-cell table:style-name="ce150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34"/>
          <table:table-cell table:number-columns-repeated="2"/>
          <table:table-cell table:style-name="Default"/>
          <table:table-cell table:style-name="ce58"/>
          <table:table-cell table:style-name="ce154"/>
          <table:table-cell table:style-name="ce150"/>
        </table:table-row>
        <table:table-row table:style-name="ro1" table:number-rows-repeated="2">
          <table:table-cell table:style-name="ce51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64"/>
        <table:table-column table:style-name="co8" table:default-cell-style-name="ce171"/>
        <table:table-column table:style-name="co8" table:default-cell-style-name="Default"/>
        <table:table-row table:style-name="ro1">
          <table:table-cell table:style-name="ce5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57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76"/>
        </table:table-row>
        <table:table-row table:style-name="ro1">
          <table:table-cell table:number-columns-repeated="3"/>
          <table:table-cell table:style-name="ce165" office:value-type="string" calcext:value-type="string">
            <text:p>DOĞUŞ</text:p>
          </table:table-cell>
          <table:table-cell/>
          <table:table-cell table:style-name="ce176"/>
        </table:table-row>
        <table:table-row table:style-name="ro2">
          <table:table-cell/>
          <table:table-cell table:style-name="ce157"/>
          <table:table-cell table:style-name="ce160" office:value-type="string" calcext:value-type="string">
            <text:p>GELİR</text:p>
          </table:table-cell>
          <table:table-cell table:style-name="ce166" office:value-type="string" calcext:value-type="string">
            <text:p>ÖDEME</text:p>
          </table:table-cell>
          <table:table-cell table:style-name="ce172" office:value-type="string" calcext:value-type="string">
            <text:p>BAKİYE</text:p>
          </table:table-cell>
          <table:table-cell table:style-name="ce158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58" office:value-type="string" calcext:value-type="string">
            <text:p>2020 nakli yekün</text:p>
          </table:table-cell>
          <table:table-cell table:style-name="ce161" office:value-type="float" office:value="-20695.8" calcext:value-type="float">
            <text:p>-+20.695,80</text:p>
          </table:table-cell>
          <table:table-cell table:style-name="ce167"/>
          <table:table-cell table:style-name="ce173" table:formula="of:=[.C7]" office:value-type="float" office:value="-20695.8" calcext:value-type="float">
            <text:p>-20.695,80</text:p>
          </table:table-cell>
          <table:table-cell table:style-name="ce158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58" office:value-type="string" calcext:value-type="string">
            <text:p>2021 Lise arkası Kira Geliri</text:p>
          </table:table-cell>
          <table:table-cell table:style-name="ce162" office:value-type="float" office:value="13000" calcext:value-type="float">
            <text:p>+13.000,00</text:p>
          </table:table-cell>
          <table:table-cell table:style-name="ce168"/>
          <table:table-cell table:style-name="ce174" table:formula="of:=[.E7]-[.C8]+[.D8]" office:value-type="float" office:value="-33695.8" calcext:value-type="float">
            <text:p>-33.695,80</text:p>
          </table:table-cell>
          <table:table-cell table:style-name="ce158"/>
        </table:table-row>
        <table:table-row table:style-name="ro2">
          <table:table-cell table:style-name="ce51" office:value-type="date" office:date-value="2021-09-07" calcext:value-type="date">
            <text:p>07.09.2021</text:p>
          </table:table-cell>
          <table:table-cell table:style-name="ce159" office:value-type="string" calcext:value-type="string">
            <text:p>havale</text:p>
          </table:table-cell>
          <table:table-cell table:style-name="ce163"/>
          <table:table-cell table:style-name="ce170" office:value-type="float" office:value="20000" calcext:value-type="float">
            <text:p>20.000,00</text:p>
          </table:table-cell>
          <table:table-cell table:style-name="ce174" table:formula="of:=[.E8]-[.C9]+[.D9]" office:value-type="float" office:value="-13695.8" calcext:value-type="float">
            <text:p>-13.695,80</text:p>
          </table:table-cell>
          <table:table-cell table:style-name="ce158"/>
        </table:table-row>
        <table:table-row table:style-name="ro2">
          <table:table-cell table:style-name="ce51" office:value-type="date" office:date-value="2021-10-14" calcext:value-type="date">
            <text:p>14.10.2021</text:p>
          </table:table-cell>
          <table:table-cell table:style-name="ce158" office:value-type="string" calcext:value-type="string">
            <text:p>emlak vergisi</text:p>
          </table:table-cell>
          <table:table-cell table:style-name="ce163"/>
          <table:table-cell table:style-name="ce168" office:value-type="float" office:value="75.5" calcext:value-type="float">
            <text:p>75,50</text:p>
          </table:table-cell>
          <table:table-cell table:style-name="ce174" table:formula="of:=[.E9]-[.C10]+[.D10]" office:value-type="float" office:value="-13620.3" calcext:value-type="float">
            <text:p>-13.620,30</text:p>
          </table:table-cell>
          <table:table-cell table:style-name="ce177"/>
        </table:table-row>
        <table:table-row table:style-name="ro2">
          <table:table-cell table:number-columns-repeated="4"/>
          <table:table-cell table:style-name="ce175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64"/>
        <table:table-column table:style-name="co8" table:default-cell-style-name="ce171"/>
        <table:table-column table:style-name="co8" table:default-cell-style-name="Default"/>
        <table:table-row table:style-name="ro1">
          <table:table-cell table:style-name="ce5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57" office:value-type="string" calcext:value-type="string">
            <text:p>2021 NAZAN BALCI KİRA GELİR-GİDER</text:p>
          </table:table-cell>
          <table:table-cell/>
          <table:table-cell table:style-name="ce119"/>
          <table:table-cell table:style-name="ce171"/>
          <table:table-cell table:number-columns-repeated="2"/>
        </table:table-row>
        <table:table-row table:style-name="ro1">
          <table:table-cell table:number-columns-repeated="3"/>
          <table:table-cell table:style-name="ce171"/>
          <table:table-cell/>
          <table:table-cell table:style-name="ce176"/>
        </table:table-row>
        <table:table-row table:style-name="ro1">
          <table:table-cell table:number-columns-repeated="3"/>
          <table:table-cell table:style-name="ce165"/>
          <table:table-cell/>
          <table:table-cell table:style-name="ce176"/>
        </table:table-row>
        <table:table-row table:style-name="ro2">
          <table:table-cell/>
          <table:table-cell table:style-name="ce157"/>
          <table:table-cell table:style-name="ce160" office:value-type="string" calcext:value-type="string">
            <text:p>GELİR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İYE</text:p>
          </table:table-cell>
          <table:table-cell table:style-name="ce158"/>
        </table:table-row>
        <table:table-row table:style-name="ro2">
          <table:table-cell/>
          <table:table-cell table:style-name="ce273"/>
          <table:table-cell table:style-name="ce161"/>
          <table:table-cell table:style-name="ce173"/>
          <table:table-cell table:style-name="ce173" table:formula="of:=-[.C7]" office:value-type="float" office:value="-0" calcext:value-type="float">
            <text:p>,00</text:p>
          </table:table-cell>
          <table:table-cell table:style-name="ce158"/>
        </table:table-row>
        <table:table-row table:style-name="ro2">
          <table:table-cell/>
          <table:table-cell table:style-name="ce158" office:value-type="string" calcext:value-type="string">
            <text:p>2021 ali paşa ön kira geliri</text:p>
          </table:table-cell>
          <table:table-cell table:style-name="ce162" table:formula="of:=[$'03 Tp'.L10]" office:value-type="float" office:value="13320" calcext:value-type="float">
            <text:p>+13.320,00</text:p>
          </table:table-cell>
          <table:table-cell table:style-name="ce174"/>
          <table:table-cell table:style-name="ce174" table:formula="of:=[.E7]-[.C8]+[.D8]" office:value-type="float" office:value="-13320" calcext:value-type="float">
            <text:p>-13.320,00</text:p>
          </table:table-cell>
          <table:table-cell table:style-name="ce158"/>
        </table:table-row>
        <table:table-row table:style-name="ro2">
          <table:table-cell/>
          <table:table-cell table:style-name="ce158" office:value-type="string" calcext:value-type="string">
            <text:p>2021 ali paşa arka kira geliri</text:p>
          </table:table-cell>
          <table:table-cell table:style-name="ce163" table:formula="of:=[$'03 Tp'.L13]" office:value-type="float" office:value="12000" calcext:value-type="float">
            <text:p>12.000,00</text:p>
          </table:table-cell>
          <table:table-cell table:style-name="ce274"/>
          <table:table-cell table:style-name="ce175" table:formula="of:=[.E8]-[.C9]+[.D9]" office:value-type="float" office:value="-25320" calcext:value-type="float">
            <text:p>-25.320,00</text:p>
          </table:table-cell>
          <table:table-cell table:style-name="ce158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177"/>
        </table:table-row>
        <table:table-row table:style-name="ro2">
          <table:table-cell table:number-columns-repeated="4"/>
          <table:table-cell table:style-name="ce175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08:57:17.98703030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3T08:59:08.062321274</dc:date>
    <meta:editing-duration>P1DT12H3M28S</meta:editing-duration>
    <meta:editing-cycles>161</meta:editing-cycles>
    <meta:generator>LibreOffice/7.2.7.2$Linux_X86_64 LibreOffice_project/20$Build-2</meta:generator>
    <meta:print-date>2021-11-29T09:22:30.064413542</meta:print-date>
    <meta:document-statistic meta:table-count="8" meta:cell-count="452" meta:object-count="0"/>
  </office:meta>
</office:document-meta>
</file>